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leObj1" manifest:media-type=""/>
  <manifest:file-entry manifest:full-path="OleObj1" manifest:media-type="application/octet-stream"/>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Times New Roman" svg:font-family="'Times New Roman'"/>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color="#000000" style:font-name="Times New Roman" fo:font-size="30pt" fo:font-weight="normal" fo:background-color="transparent" style:font-name-asian="Times New Roman" style:font-name-complex="Times New Roman"/>
    </style:style>
    <style:style style:name="P4" style:family="paragraph" style:parent-style-name="Standard">
      <style:paragraph-properties fo:line-height="100%" fo:text-align="center" style:justify-single-word="false"/>
      <style:text-properties fo:color="#000000" style:font-name="Times New Roman" fo:font-size="72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fo:color="#000000" style:font-name="Times New Roman" fo:font-size="20pt" fo:font-weight="normal"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fo:color="#000000"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00%" fo:text-align="center" style:justify-single-word="false"/>
      <style:text-properties fo:color="#000000" style:font-name="Times New Roman" fo:font-size="22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fo:color="#000000" style:font-name="Times New Roman" fo:font-size="22pt" fo:font-weight="bold"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fo:color="#000000" style:font-name="Times New Roman" fo:font-size="22pt" fo:font-weight="normal"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fo:color="#000000" style:font-name="Arial" fo:font-size="12pt" fo:font-weight="bold" fo:background-color="transparent" style:font-name-asian="Arial" style:font-name-complex="Arial"/>
    </style:style>
    <style:style style:name="P11" style:family="paragraph" style:parent-style-name="Standard">
      <style:paragraph-properties fo:line-height="100%" fo:text-align="start" style:justify-single-word="false"/>
      <style:text-properties fo:color="#000000" style:font-name="Arial" fo:font-size="16pt" fo:font-weight="normal" fo:background-color="transparent" style:font-name-asian="Arial" style:font-name-complex="Arial"/>
    </style:style>
    <style:style style:name="P12" style:family="paragraph" style:parent-style-name="Standard">
      <style:paragraph-properties fo:line-height="100%" fo:text-align="start" style:justify-single-word="false"/>
      <style:text-properties style:use-window-font-color="true" style:font-name="Times New Roman" fo:font-size="11pt" fo:font-weight="normal" fo:background-color="transparent" style:font-name-asian="Times New Roman" style:font-name-complex="Times New Roman"/>
    </style:style>
    <style:style style:name="P13" style:family="paragraph" style:parent-style-name="Standard">
      <style:paragraph-properties fo:line-height="100%" fo:text-align="start" style:justify-single-word="false"/>
      <style:text-properties style:use-window-font-color="true" style:font-name="Times New Roman" fo:font-size="11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4" style:family="paragraph" style:parent-style-name="Standard">
      <style:paragraph-properties fo:line-height="100%" fo:text-align="start" style:justify-single-word="false"/>
      <style:text-properties style:use-window-font-color="true" style:font-name="Times New Roman" fo:font-size="20pt" fo:font-weight="normal" fo:background-color="transparent" style:font-name-asian="Times New Roman" style:font-name-complex="Times New Roman"/>
    </style:style>
    <style:style style:name="P15" style:family="paragraph" style:parent-style-name="Standard">
      <style:paragraph-properties fo:line-height="100%" fo:text-align="center" style:justify-single-word="false"/>
      <style:text-properties style:use-window-font-color="true" style:font-name="Times New Roman" fo:font-size="26pt" fo:font-weight="normal" fo:background-color="transparent" style:font-name-asian="Times New Roman" style:font-name-complex="Times New Roman"/>
    </style:style>
    <style:style style:name="P16" style:family="paragraph" style:parent-style-name="Standard">
      <style:paragraph-properties fo:line-height="100%" fo:text-align="center" style:justify-single-word="false"/>
      <style:text-properties style:use-window-font-color="true"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7" style:family="paragraph" style:parent-style-name="Standard">
      <style:paragraph-properties fo:line-height="100%" fo:text-align="start" style:justify-single-word="false"/>
      <style:text-properties style:use-window-font-color="true" style:font-name="Times New Roman" fo:font-size="18pt" fo:font-weight="normal" fo:background-color="transparent" style:font-name-asian="Times New Roman" style:font-name-complex="Times New Roman"/>
    </style:style>
    <style:style style:name="P18" style:family="paragraph" style:parent-style-name="Standard">
      <style:paragraph-properties fo:line-height="100%" fo:text-align="start" style:justify-single-word="false">
        <style:tab-stops>
          <style:tab-stop style:position="16cm" style:type="right" style:leader-style="dotted" style:leader-text="."/>
        </style:tab-stops>
      </style:paragraph-properties>
      <style:text-properties style:use-window-font-color="true" style:font-name="Times New Roman" fo:font-size="18pt" fo:font-weight="normal" fo:background-color="transparent" style:font-name-asian="Times New Roman" style:font-name-complex="Times New Roman"/>
    </style:style>
    <style:style style:name="P19" style:family="paragraph" style:parent-style-name="Standard">
      <style:paragraph-properties fo:line-height="100%" fo:text-align="center" style:justify-single-word="false"/>
      <style:text-properties style:use-window-font-color="true" style:font-name="Times New Roman" fo:font-size="2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20" style:family="paragraph" style:parent-style-name="Standard">
      <style:paragraph-properties fo:line-height="100%" fo:text-align="start" style:justify-single-word="false"/>
      <style:text-properties style:use-window-font-color="true" style:font-name="Times New Roman" fo:font-size="2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21" style:family="paragraph" style:parent-style-name="Standard">
      <style:paragraph-properties fo:line-height="100%" fo:text-align="center" style:justify-single-word="false"/>
      <style:text-properties style:use-window-font-color="true" style:font-name="Times New Roman" fo:font-size="22pt" fo:font-weight="bold" fo:background-color="transparent" style:font-name-asian="Times New Roman" style:font-name-complex="Times New Roman"/>
    </style:style>
    <style:style style:name="P22"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26" style:family="paragraph" style:parent-style-name="Standard">
      <style:paragraph-properties fo:line-height="100%" fo:text-align="center" style:justify-single-word="false"/>
      <style:text-properties style:use-window-font-color="true" style:font-name="Calibri1" fo:font-size="16pt" fo:font-weight="normal" fo:background-color="transparent" style:font-name-asian="Calibri1" style:font-name-complex="Calibri1"/>
    </style:style>
    <style:style style:name="P27" style:family="paragraph" style:parent-style-name="Standard">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28" style:family="paragraph" style:parent-style-name="Standard">
      <style:paragraph-properties fo:line-height="100%" fo:text-align="center" style:justify-single-word="false"/>
      <style:text-properties style:use-window-font-color="true" style:font-name="Arial" fo:font-size="16pt" fo:font-weight="normal" fo:background-color="transparent" style:font-name-asian="Arial" style:font-name-complex="Arial"/>
    </style:style>
    <style:style style:name="P29" style:family="paragraph" style:parent-style-name="Standard">
      <style:paragraph-properties fo:line-height="100%" fo:text-align="start" style:justify-single-word="false"/>
      <style:text-properties style:use-window-font-color="true" style:font-name="Arial" fo:font-size="16pt" fo:font-weight="normal" officeooo:rsid="00193fb4" officeooo:paragraph-rsid="00193fb4" fo:background-color="transparent" style:font-name-asian="Arial" style:font-name-complex="Arial"/>
    </style:style>
    <style:style style:name="P30" style:family="paragraph" style:parent-style-name="Standard">
      <style:paragraph-properties fo:line-height="100%" fo:text-align="start" style:justify-single-word="false"/>
      <style:text-properties style:use-window-font-color="true" style:font-name="Arial" fo:font-size="16pt" fo:font-weight="bold" fo:background-color="transparent" style:font-name-asian="Arial" style:font-name-complex="Arial"/>
    </style:style>
    <style:style style:name="P3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32" style:family="paragraph" style:parent-style-name="Standard">
      <style:paragraph-properties fo:line-height="100%" fo:text-align="center" style:justify-single-word="false"/>
      <style:text-properties style:use-window-font-color="true" style:font-name="Arial" fo:font-size="12pt" fo:font-weight="normal" fo:background-color="transparent" style:font-name-asian="Arial" style:font-name-complex="Arial"/>
    </style:style>
    <style:style style:name="P33" style:family="paragraph" style:parent-style-name="Standard">
      <style:paragraph-properties fo:line-height="100%" fo:text-align="start" style:justify-single-word="false"/>
      <style:text-properties style:use-window-font-color="true" style:font-name="Arial1" fo:font-size="16pt" fo:font-weight="normal" officeooo:rsid="00193fb4" officeooo:paragraph-rsid="00193fb4" fo:background-color="transparent" style:font-name-asian="Times New Roman" style:font-size-asian="16pt" style:font-name-complex="Times New Roman" style:font-size-complex="16pt"/>
    </style:style>
    <style:style style:name="P34" style:family="paragraph" style:parent-style-name="Standard" style:list-style-name="L1">
      <style:paragraph-properties fo:line-height="100%" fo:text-align="start" style:justify-single-word="false"/>
      <style:text-properties fo:color="#000000" style:font-name="Times New Roman" fo:font-size="16pt" fo:font-weight="normal" fo:background-color="transparent" style:font-name-asian="Times New Roman" style:font-name-complex="Times New Roman"/>
    </style:style>
    <style:style style:name="P35" style:family="paragraph" style:parent-style-name="Standard" style:list-style-name="L2">
      <style:paragraph-properties fo:line-height="100%" fo:text-align="start" style:justify-single-word="false"/>
      <style:text-properties style:use-window-font-color="true" style:font-name="Times New Roman" fo:font-size="16pt" fo:font-weight="normal" fo:background-color="transparent" style:font-name-asian="Times New Roman" style:font-name-complex="Times New Roman"/>
    </style:style>
    <style:style style:name="P36" style:family="paragraph" style:parent-style-name="Standard">
      <style:paragraph-properties fo:line-height="100%" fo:text-align="start" style:justify-single-word="false">
        <style:tab-stops>
          <style:tab-stop style:position="16cm" style:type="right" style:leader-style="dotted" style:leader-text="."/>
        </style:tab-stops>
      </style:paragraph-properties>
      <style:text-properties style:use-window-font-color="true" style:font-name="Times New Roman" fo:font-size="18pt" fo:font-weight="normal" fo:background-color="transparent" style:font-name-asian="Times New Roman" style:font-name-complex="Times New Roman"/>
    </style:style>
    <style:style style:name="P37" style:family="paragraph" style:parent-style-name="Standard" style:list-style-name="L4">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38" style:family="paragraph" style:parent-style-name="Standard" style:list-style-name="L5">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39" style:family="paragraph" style:parent-style-name="Standard" style:list-style-name="L6">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0" style:family="paragraph" style:parent-style-name="Standard" style:list-style-name="L7">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1" style:family="paragraph" style:parent-style-name="Standard" style:list-style-name="L8">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2" style:family="paragraph" style:parent-style-name="Standard" style:list-style-name="L9">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3" style:family="paragraph" style:parent-style-name="Standard" style:list-style-name="L10">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4" style:family="paragraph" style:parent-style-name="Standard" style:list-style-name="L11">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5" style:family="paragraph" style:parent-style-name="Standard" style:list-style-name="L12">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6" style:family="paragraph" style:parent-style-name="Standard" style:list-style-name="L13">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7" style:family="paragraph" style:parent-style-name="Standard" style:list-style-name="L14">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8" style:family="paragraph" style:parent-style-name="Standard" style:list-style-name="L15">
      <style:paragraph-properties fo:line-height="100%" fo:text-align="start" style:justify-single-word="false"/>
      <style:text-properties style:use-window-font-color="true" style:font-name="Arial" fo:font-size="16pt" fo:font-weight="normal" fo:background-color="transparent" style:font-name-asian="Arial" style:font-name-complex="Arial"/>
    </style:style>
    <style:style style:name="P4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Arial" fo:font-size="16pt" fo:font-weight="bold" fo:background-color="transparent" style:font-name-asian="Arial" style:font-name-complex="Arial"/>
    </style:style>
    <style:style style:name="T1" style:family="text">
      <style:text-properties fo:color="#000000" style:font-name="Times New Roman" fo:font-size="16pt" fo:font-weight="normal" fo:background-color="transparent" loext:char-shading-value="0" style:font-name-asian="Times New Roman" style:font-name-complex="Times New Roman"/>
    </style:style>
    <style:style style:name="T2" style:family="text">
      <style:text-properties fo:color="#000000" style:font-name="Times New Roman" fo:font-size="22pt" fo:font-weight="bold" fo:background-color="transparent" loext:char-shading-value="0" style:font-name-asian="Times New Roman" style:font-name-complex="Times New Roman"/>
    </style:style>
    <style:style style:name="T3" style:family="text">
      <style:text-properties fo:color="#000000" style:font-name="Times New Roman" fo:font-size="22pt" fo:font-weight="normal" fo:background-color="transparent" loext:char-shading-value="0" style:font-name-asian="Times New Roman" style:font-name-complex="Times New Roman"/>
    </style:style>
    <style:style style:name="T4" style:family="text">
      <style:text-properties fo:color="#000000" style:font-name="Arial" fo:font-size="12pt" fo:font-weight="bold" fo:background-color="transparent" loext:char-shading-value="0" style:font-name-asian="Arial" style:font-name-complex="Arial"/>
    </style:style>
    <style:style style:name="T5" style:family="text">
      <style:text-properties fo:color="#000000" style:font-name="Arial" fo:font-size="16pt" fo:font-weight="normal" fo:background-color="transparent" loext:char-shading-value="0" style:font-name-asian="Arial" style:font-name-complex="Arial"/>
    </style:style>
    <style:style style:name="T6" style:family="text">
      <style:text-properties fo:color="#000000" style:font-name="Arial" fo:font-size="16pt" fo:font-weight="bold" fo:background-color="transparent" loext:char-shading-value="0" style:font-name-asian="Arial" style:font-name-complex="Arial"/>
    </style:style>
    <style:style style:name="T7" style:family="text">
      <style:text-properties style:use-window-font-color="true" style:font-name="Times New Roman" fo:font-size="20pt" fo:font-weight="normal" fo:background-color="transparent" loext:char-shading-value="0" style:font-name-asian="Times New Roman" style:font-name-complex="Times New Roman"/>
    </style:style>
    <style:style style:name="T8" style:family="text">
      <style:text-properties style:use-window-font-color="true" style:font-name="Times New Roman" fo:font-size="20pt" fo:font-weight="bold" fo:background-color="transparent" loext:char-shading-value="0" style:font-name-asian="Times New Roman" style:font-name-complex="Times New Roman"/>
    </style:style>
    <style:style style:name="T9"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10" style:family="text">
      <style:text-properties style:use-window-font-color="true" style:font-name="Arial" fo:font-size="12pt" fo:font-weight="normal" fo:background-color="transparent" loext:char-shading-value="0" style:font-name-asian="Arial" style:font-name-complex="Arial"/>
    </style:style>
    <style:style style:name="T11" style:family="text">
      <style:text-properties style:use-window-font-color="true" style:font-name="Arial" fo:font-size="16pt" fo:font-weight="normal" fo:background-color="transparent" loext:char-shading-value="0" style:font-name-asian="Arial" style:font-name-complex="Arial"/>
    </style:style>
    <style:style style:name="T12" style:family="text">
      <style:text-properties style:use-window-font-color="true" style:font-name="Arial" fo:font-size="16pt" fo:font-weight="normal" officeooo:rsid="0017b2df" fo:background-color="transparent" loext:char-shading-value="0" style:font-name-asian="Arial" style:font-name-complex="Arial"/>
    </style:style>
    <style:style style:name="T13" style:family="text">
      <style:text-properties style:use-window-font-color="true" style:font-name="Arial" fo:font-size="16pt" fo:font-weight="bold" fo:background-color="transparent" loext:char-shading-value="0" style:font-name-asian="Arial" style:font-name-complex="Arial"/>
    </style:style>
    <style:style style:name="T14" style:family="text">
      <style:text-properties officeooo:rsid="0017b2df"/>
    </style:style>
    <style:style style:name="fr1" style:family="graphic" style:parent-style-name="OLE">
      <style:graphic-properties style:vertical-pos="top" style:vertical-rel="baseline" draw:ole-draw-aspect="1"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1" text:anchor-type="as-char" svg:width="10.372cm" style:rel-width="scale" svg:height="1.614cm" style:rel-height="scale" draw:z-index="0"><draw:object-ole xlink:href="./OleObj1" xlink:type="simple" xlink:show="embed" xlink:actuate="onLoad"/><draw:image xlink:href="./ObjectReplacements/OleObj1" xlink:type="simple" xlink:show="embed" xlink:actuate="onLoad"/></draw:frame></text:p>
      <text:p text:style-name="P3"/>
      <text:p text:style-name="P4">Takewic </text:p>
      <text:p text:style-name="P4">Fast Tester</text:p>
      <text:p text:style-name="P12"/>
      <text:p text:style-name="P12"/>
      <text:p text:style-name="P12"/>
      <text:p text:style-name="P12"/>
      <text:p text:style-name="P12"/>
      <text:p text:style-name="P12"/>
      <text:p text:style-name="P12"/>
      <text:p text:style-name="P5"/>
      <text:p text:style-name="P5"/>
      <text:p text:style-name="P5">Desenvolvedores:</text:p>
      <text:list xml:id="list7122037857902280952" text:style-name="L1">
        <text:list-item>
          <text:p text:style-name="P34">Willian Araújo Pilar</text:p>
        </text:list-item>
        <text:list-item>
          <text:p text:style-name="P34">Kevin Benevides</text:p>
        </text:list-item>
        <text:list-item>
          <text:p text:style-name="P34">Carlos Magno Braga </text:p>
        </text:list-item>
        <text:list-item>
          <text:p text:style-name="P34">Vitor Taboni Cintra</text:p>
        </text:list-item>
      </text:list>
      <text:p text:style-name="P23"/>
      <text:p text:style-name="P14">Consultores: </text:p>
      <text:list xml:id="list8436299290593169031" text:style-name="L2">
        <text:list-item>
          <text:p text:style-name="P35"><text:s/>Carlos Tsukamoto</text:p>
        </text:list-item>
        <text:list-item>
          <text:p text:style-name="P35"><text:s/>Thales Faggiano</text:p>
        </text:list-item>
      </text:list>
      <text:p text:style-name="P23"/>
      <text:p text:style-name="P23"/>
      <text:p text:style-name="P23"/>
      <text:p text:style-name="P23"/>
      <text:p text:style-name="P23"/>
      <text:p text:style-name="P15"/>
      <text:p text:style-name="P15"/>
      <text:p text:style-name="P15"/>
      <text:p text:style-name="P15"><text:soft-page-break/>Índice</text:p>
      <text:p text:style-name="P17"/>
      <text:p text:style-name="P17"/>
      <text:p text:style-name="P18">1. Indrodução<text:tab/></text:p>
      <text:p text:style-name="P18"/>
      <text:p text:style-name="P18">2. Especificações e Documentação<text:tab/></text:p>
      <text:p text:style-name="P18"/>
      <text:p text:style-name="P18">3. Proposta para terceiro<text:tab/></text:p>
      <text:p text:style-name="P18"/>
      <text:p text:style-name="P18">4.Tecnologia<text:tab/></text:p>
      <text:p text:style-name="P18"/>
      <text:p text:style-name="P18">5.Manual<text:tab/></text:p>
      <text:p text:style-name="P18"/>
      <text:p text:style-name="P18">6.Sobre os testes<text:tab/></text:p>
      <text:p text:style-name="P18"/>
      <text:p text:style-name="P18">7.Conclusão<text:tab/></text:p>
      <text:p text:style-name="P18"/>
      <text:p text:style-name="P1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1.Introdução</text:p>
      <text:p text:style-name="P23"/>
      <text:p text:style-name="P1"><text:span text:style-name="T10"><text:tab/></text:span><text:span text:style-name="T11">O programa Takewic Fast Tester foi desenvolvido </text:span><text:span text:style-name="T12">com</text:span><text:span text:style-name="T11"> o intuito de melhorar a vida de todos, sua criação foi iniciada dia 07/11/2017 o programa foi finalizado no dia 12/12/2017 . <text:s/></text:span></text:p>
      <text:p text:style-name="P27"/>
      <text:p text:style-name="P27"><text:tab/>O Takewic pode ser usado de duas maneiras, a primeira é pelo <text:s/>Linux(Ubunto e Debian) e a segunda é pela internet . O programa serve para fazer testes no hardware do seu computador, após isso ele lhe informa se está tudo certo ou se há algum erro.</text:p>
      <text:p text:style-name="P27"><text:tab/></text:p>
      <text:p text:style-name="P27"><text:tab/>Para garantir a qualidade do programa, foram feito diversos testes e adaptações para que ele funcione com eficiência em seu computador, de maneira simples e fácil de ser utilizado. </text:p>
      <text:p text:style-name="P23"/>
      <text:p text:style-name="P20"/>
      <text:p text:style-name="P19">2.Especificações</text:p>
      <text:p text:style-name="P31"><text:s text:c="6"/></text:p>
      <text:p text:style-name="P1"><text:span text:style-name="T10"><text:tab/></text:span><text:span text:style-name="T11">O programa tem a finalidade de executar testes no computador atraves do terminal ou até mesmo por um website.</text:span></text:p>
      <text:p text:style-name="P23"/>
      <text:p text:style-name="P23"/>
      <text:p text:style-name="P19">3.Propostas aos terceiro</text:p>
      <text:p text:style-name="P28"/>
      <text:p text:style-name="P27"><text:tab/>Nos foi proposto, a criação de um programa cujo a finalidade principal é a execução de diversos testes capazes de proporcionar ao usuário, informações sobre os hardwares existente em seu compututador, diagnosticando os mesmos para um maior controle sobre o seu funcionamento. <text:s text:c="2"/></text:p>
      <text:p text:style-name="P27"/>
      <text:p text:style-name="P27"><text:tab/>Para dar início ao projeto, começamos planejando toda a estrutura, desde seu principal objetivo até a sua finalização. Em seguida foram feita as divisões de trabalho,onde cada membro se sentiu confortável em exercer sua função, onde houve total colaboração entre os mesmos. Ao decorrer do desenvolvimento, alterações foram sendo feitas, novas ideias foram implementadas e antigas ideias foram descartadas. Essa estratégia foi imposta, para que houvesse um maior desempenho no termino do projeto. <text:s text:c="3"/></text:p>
      <text:p text:style-name="P25"/>
      <text:p text:style-name="P19"><text:soft-page-break/></text:p>
      <text:p text:style-name="P16">4.Tecnologia</text:p>
      <text:p text:style-name="P25"/>
      <text:p text:style-name="P27"><text:tab/>As principais tecnologias usadas para o desenvolvimento do programa e site:</text:p>
      <text:p text:style-name="P25"/>
      <text:list xml:id="list6581632370870061151" text:style-name="L3">
        <text:list-item>
          <text:p text:style-name="P50">HTML5</text:p>
        </text:list-item>
        <text:list-item>
          <text:p text:style-name="P50">CSS <text:span text:style-name="T14">3</text:span></text:p>
        </text:list-item>
        <text:list-item>
          <text:p text:style-name="P50">SHELL SCRIPT</text:p>
        </text:list-item>
        <text:list-item>
          <text:p text:style-name="P50">APACHE </text:p>
        </text:list-item>
        <text:list-item>
          <text:p text:style-name="P50">PHP 7.0</text:p>
        </text:list-item>
        <text:list-item>
          <text:p text:style-name="P50">DIALOG</text:p>
        </text:list-item>
      </text:list>
      <text:p text:style-name="P25"/>
      <text:p text:style-name="P16">5.Manual </text:p>
      <text:p text:style-name="P26"/>
      <text:p text:style-name="P30">Instalação </text:p>
      <text:p text:style-name="P25"/>
      <text:p text:style-name="P27">1- Acesse o diretório onde foi feito o download do programa.<text:tab/></text:p>
      <text:p text:style-name="P27"><text:tab/> <text:s text:c="2"/></text:p>
      <text:p text:style-name="P27">2- Execulte o script "install.sh". $ bash install.sh <text:s/></text:p>
      <text:p text:style-name="P27"><text:s text:c="19"/></text:p>
      <text:p text:style-name="P27">3- Espere terminar a instalação do programa. <text:s text:c="6"/></text:p>
      <text:p text:style-name="P27"><text:s text:c="22"/></text:p>
      <text:p text:style-name="P27">4- Após a instalação execute o comando "<text:span text:style-name="T14">t</text:span>akewic". <text:s text:c="3"/></text:p>
      <text:p text:style-name="P27"><text:s text:c="20"/></text:p>
      <text:p text:style-name="P27">5- Enfim, o programa está pronto para ser <text:span text:style-name="T14">utilizado</text:span>.</text:p>
      <text:p text:style-name="P25"/>
      <text:p text:style-name="P1"><text:span text:style-name="T13">Remoção</text:span><text:span text:style-name="T11"><text:tab/> <text:s text:c="105"/></text:span></text:p>
      <text:p text:style-name="P27"><text:s/></text:p>
      <text:p text:style-name="P27">1- Acesse o local onde foi feito o download do programa.<text:tab/><text:tab/> <text:s text:c="2"/></text:p>
      <text:p text:style-name="P27">2- Execulte o script "remove.sh".</text:p>
      <text:p text:style-name="P27"><text:tab/><text:tab/><text:tab/><text:tab/><text:tab/> <text:s text:c="2"/></text:p>
      <text:p text:style-name="P27">3- Pronto, todos os arquivos instalados serão removidos.<text:tab/><text:tab/> <text:s text:c="2"/></text:p>
      <text:p text:style-name="P23"/>
      <text:p text:style-name="P1"><text:soft-page-break/><text:span text:style-name="T8">Como usar o progama:</text:span><text:span text:style-name="T10"><text:tab/><text:tab/><text:tab/><text:tab/> <text:s text:c="2"/></text:span></text:p>
      <text:p text:style-name="P31"><text:s text:c="74"/></text:p>
      <text:p text:style-name="P27">Assim que iniciar o programa você ira se deparar com 5 opções de teste: <text:s text:c="2"/></text:p>
      <text:p text:style-name="P27"/>
      <text:p text:style-name="P27">"Teste de de Memória Ram" ; </text:p>
      <text:p text:style-name="P27">"Teste de Hard Disk" ; </text:p>
      <text:p text:style-name="P27">"Teste de CPU" ;<text:tab/> <text:s text:c="2"/></text:p>
      <text:p text:style-name="P27">"Teste de Velocidade de Internet" e </text:p>
      <text:p text:style-name="P27">"Diagnostico de Hardware".</text:p>
      <text:p text:style-name="P27"/>
      <text:p text:style-name="P1"><text:span text:style-name="T11">Para cada deste a uma maneira de se executar. Leia a instruções até o fim, para que não haja nenhuma dúvida futura.<text:tab/></text:span><text:span text:style-name="T10"><text:tab/> <text:s text:c="2"/></text:span></text:p>
      <text:p text:style-name="P31"><text:s text:c="74"/></text:p>
      <text:p text:style-name="P32"><text:s text:c="13"/></text:p>
      <text:p text:style-name="P24"/>
      <text:p text:style-name="P1"><text:span text:style-name="T8">1-Teste de Memoria Ram</text:span><text:span text:style-name="T9"><text:tab/></text:span><text:span text:style-name="T10"><text:tab/><text:tab/><text:tab/> <text:s text:c="10"/></text:span></text:p>
      <text:p text:style-name="P23"/>
      <text:p text:style-name="P27">Para fazer o teste de Memória Ram selecione a primeira opção.<text:tab/><text:tab/> <text:s text:c="2"/></text:p>
      <text:p text:style-name="P27"/>
      <text:list xml:id="list6403110405828753213" text:style-name="L4">
        <text:list-item>
          <text:p text:style-name="P37">Feito isso aparecera um menu com opções de quantidade de memória.<text:tab/></text:p>
        </text:list-item>
      </text:list>
      <text:p text:style-name="P27"><text:s text:c="3"/></text:p>
      <text:list xml:id="list3702937456994878814" text:style-name="L5">
        <text:list-item>
          <text:p text:style-name="P38">Escolha a quantidade de memória que o seu computador possuir ou que você deseje testar.<text:tab/><text:tab/> <text:s text:c="39"/></text:p>
        </text:list-item>
        <text:list-item>
          <text:p text:style-name="P38">O progrma testara sua memória ram e o avisara se a memória estiver funcionando corretamente. <text:s text:c="48"/></text:p>
        </text:list-item>
      </text:list>
      <text:p text:style-name="P31"><text:tab/><text:tab/><text:tab/><text:tab/><text:tab/><text:tab/><text:tab/><text:tab/><text:tab/> <text:s text:c="2"/></text:p>
      <text:p text:style-name="P1"><text:span text:style-name="T8">2-Teste de Hard Disk(HD)</text:span><text:span text:style-name="T10"><text:tab/><text:tab/><text:tab/><text:tab/> <text:s text:c="10"/></text:span></text:p>
      <text:p text:style-name="P23"/>
      <text:p text:style-name="P27">Para fazer teste de HD selecione a segunda opção.<text:tab/><text:tab/><text:tab/> <text:s text:c="2"/></text:p>
      <text:p text:style-name="P27">Feito isso aparecera um menu com duas opções de teste:<text:tab/><text:tab/><text:tab/> <text:s text:c="2"/></text:p>
      <text:p text:style-name="P27">Teste de velocidade de <text:span text:style-name="T14">leitura</text:span> e Teste de velocidade de <text:span text:style-name="T14">escrita.</text:span> <text:tab/> <text:s text:c="2"/></text:p>
      <text:p text:style-name="P29">Na primeira opção, ele testa o de tempo de leitura com cache (cached reads), e o segundo, de tempo de leitura de disco com buffer (buffered disk reads).</text:p>
      <text:p text:style-name="P29"><text:soft-page-break/><text:s/>Na segunda opção, sera criado um arquivo de 1,6 GB contendo apenas zeros, no diretório atual e mostrara uma visão geral de velocidade de gravação no HD.</text:p>
      <text:p text:style-name="P29"/>
      <text:p text:style-name="P29"><text:s/>Selecionando uma das duas opções, ira aparecer uma tela com todos os HD's existentes em seu computador, escolha o HD que deseja</text:p>
      <text:p text:style-name="P29">testar.</text:p>
      <text:p text:style-name="P31"/>
      <text:p text:style-name="P31"/>
      <text:p text:style-name="P31"><text:tab/><text:tab/><text:tab/><text:tab/><text:tab/><text:tab/><text:tab/><text:tab/><text:tab/> <text:s text:c="2"/></text:p>
      <text:p text:style-name="P1"><text:span text:style-name="T8">3-Teste de CPU</text:span><text:span text:style-name="T10"><text:tab/><text:tab/><text:tab/><text:tab/> <text:s text:c="18"/></text:span></text:p>
      <text:p text:style-name="P23"/>
      <text:p text:style-name="P27">Para fazer o teste de CPU selecione a terceira opção.<text:tab/><text:tab/><text:tab/> <text:s text:c="2"/></text:p>
      <text:list xml:id="list4366213638935878887" text:style-name="L6">
        <text:list-item>
          <text:p text:style-name="P39">Feito isso aparecera duas opções: stress e teste de velocidade. </text:p>
        </text:list-item>
      </text:list>
      <text:p text:style-name="P27"><text:s text:c="10"/></text:p>
      <text:list xml:id="list4472564012316913298" text:style-name="L7">
        <text:list-item>
          <text:p text:style-name="P40">Na primeira opção ele "estressara" o processador.<text:tab/><text:tab/><text:tab/> <text:s text:c="2"/></text:p>
        </text:list-item>
        <text:list-item>
          <text:p text:style-name="P40">Na segunda opção ele ira mostrar a velocidade dos nucleos e das threads. <text:s/></text:p>
        </text:list-item>
      </text:list>
      <text:p text:style-name="P31"/>
      <text:p text:style-name="P31"/>
      <text:p text:style-name="P31"><text:tab/><text:tab/><text:tab/><text:tab/><text:tab/><text:tab/><text:tab/><text:tab/><text:tab/> <text:s text:c="2"/></text:p>
      <text:p text:style-name="P1"><text:span text:style-name="T8">4-Teste de Velocidade de internet</text:span><text:span text:style-name="T10"><text:tab/><text:tab/><text:tab/> <text:s text:c="2"/></text:span></text:p>
      <text:p text:style-name="P23"/>
      <text:p text:style-name="P27">Para fazer o teste de velocidade da internet, selecione a quarta opção.</text:p>
      <text:p text:style-name="P27"><text:s text:c="3"/></text:p>
      <text:list xml:id="list8812790822966929539" text:style-name="L8">
        <text:list-item>
          <text:p text:style-name="P41">Feito isso o programa ira imprimir na tela a velocidade da sua Internet. <text:s/></text:p>
        </text:list-item>
      </text:list>
      <text:p text:style-name="P31"><text:tab/></text:p>
      <text:p text:style-name="P31"/>
      <text:p text:style-name="P31"><text:tab/><text:tab/><text:tab/><text:tab/><text:tab/><text:tab/><text:tab/><text:tab/> <text:s text:c="2"/></text:p>
      <text:p text:style-name="P1"><text:span text:style-name="T8">5-Diagnostico de Hardware <text:s/></text:span><text:span text:style-name="T7"><text:s text:c="33"/></text:span></text:p>
      <text:p text:style-name="P23"/>
      <text:p text:style-name="P27">Para fazer um diagnostico no seu hardware selecione a quinta opção.</text:p>
      <text:p text:style-name="P27"><text:soft-page-break/><text:tab/> <text:s text:c="2"/></text:p>
      <text:list xml:id="list2488226197811528700" text:style-name="L9">
        <text:list-item>
          <text:p text:style-name="P42">Feito isso você tera seis opções: USB,PCI,CPU,Memoria Ram,HD e Placa-Mãe.</text:p>
        </text:list-item>
      </text:list>
      <text:p text:style-name="P27"><text:s/></text:p>
      <text:list xml:id="list2909673731549087484" text:style-name="L10">
        <text:list-item>
          <text:p text:style-name="P43">Na primeira ele ira listar na tela os dispositivos conectados via USB.</text:p>
        </text:list-item>
      </text:list>
      <text:p text:style-name="P27"><text:tab/> <text:s text:c="2"/></text:p>
      <text:list xml:id="list4846795672068973991" text:style-name="L11">
        <text:list-item>
          <text:p text:style-name="P44">Na segunda ele ira listar na tela os dispositivos conectados via PCI.</text:p>
        </text:list-item>
      </text:list>
      <text:p text:style-name="P27"><text:tab/> <text:s text:c="2"/></text:p>
      <text:list xml:id="list8641651484505781312" text:style-name="L12">
        <text:list-item>
          <text:p text:style-name="P45">Na terceira ele ira imprimir na tela informações sobre o processador.</text:p>
        </text:list-item>
      </text:list>
      <text:p text:style-name="P27"><text:tab/> <text:s text:c="2"/></text:p>
      <text:list xml:id="list4940121360134037257" text:style-name="L13">
        <text:list-item>
          <text:p text:style-name="P46">Na quarta ele ira imprimir na tela informações sobre a memória ram.</text:p>
        </text:list-item>
      </text:list>
      <text:p text:style-name="P27"><text:tab/> <text:s text:c="2"/></text:p>
      <text:list xml:id="list6661675749239641001" text:style-name="L14">
        <text:list-item>
          <text:p text:style-name="P47">Na quinta ele ira imprimir na tela informações sobre o hard disk(HD).</text:p>
        </text:list-item>
      </text:list>
      <text:p text:style-name="P27"><text:tab/> <text:s text:c="2"/></text:p>
      <text:list xml:id="list3966717092334301230" text:style-name="L15">
        <text:list-item>
          <text:p text:style-name="P48">Na sexta ele ira imprimir na tela informações sobre a placa-mãe.</text:p>
        </text:list-item>
      </text:list>
      <text:p text:style-name="P23"/>
      <text:p text:style-name="P24"/>
      <text:p text:style-name="P24"/>
      <text:p text:style-name="P24"/>
      <text:p text:style-name="P6">6.Sobre os Testes:</text:p>
      <text:p text:style-name="P10"/>
      <text:p text:style-name="P10"/>
      <text:p text:style-name="P10"/>
      <text:p text:style-name="P2"><text:span text:style-name="T4"><text:s/></text:span><text:span text:style-name="T2">Teste de Memória Ram: </text:span></text:p>
      <text:p text:style-name="P7"/>
      <text:p text:style-name="P11">.Para realizar esse teste é requerido o programa chamado memtester, quando executado ele abre um menu para escolher a quantidade de memória que vai de 1GB até 30GB.</text:p>
      <text:p text:style-name="P23"/>
      <text:p text:style-name="P23"/>
      <text:p text:style-name="P7">Teste de Hard Disk:</text:p>
      <text:p text:style-name="P8"><text:s/></text:p>
      <text:p text:style-name="P11"/>
      <text:p text:style-name="P33"><text:soft-page-break/>Na primeira opção, ele testa o de tempo de leitura com cache (cached reads), e o segundo, de tempo de leitura de disco com buffer (buffered disk reads).</text:p>
      <text:p text:style-name="P33"><text:s/>Na segunda opção, sera criado um arquivo de 1,6 GB contendo apenas zeros, no diretório atual e mostrara uma visão geral de velocidade de gravação no HD.</text:p>
      <text:p text:style-name="P33"/>
      <text:p text:style-name="P22"/>
      <text:p text:style-name="P2"><text:span text:style-name="T2">Teste de CPU:</text:span><text:span text:style-name="T3"> </text:span></text:p>
      <text:p text:style-name="P9"/>
      <text:p text:style-name="P1"><text:span text:style-name="T6">Stress: </text:span><text:span text:style-name="T5">Com o programa stress-ng, para poder <text:s/>estressar a cpu escolha a quantidade de núcleos que deseja “estressar”.</text:span></text:p>
      <text:p text:style-name="P25"/>
      <text:p text:style-name="P25"/>
      <text:p text:style-name="P1"><text:span text:style-name="T6">Velocidade de processamento: </text:span><text:span text:style-name="T5">Ele calcula a velocidade do processador.</text:span></text:p>
      <text:p text:style-name="P23"/>
      <text:p text:style-name="P24"/>
      <text:p text:style-name="P7">Teste de velocidade da internet:</text:p>
      <text:p text:style-name="P8"/>
      <text:p text:style-name="P1"><text:span text:style-name="T1">.</text:span><text:span text:style-name="T5">Ao instalar e executar o programa speedtest ele testa a velocidade da internet o programa seleciona os melhores servidores em sua area.</text:span></text:p>
      <text:p text:style-name="P23"><text:tab/><text:tab/></text:p>
      <text:p text:style-name="P23"><text:tab/><text:tab/></text:p>
      <text:p text:style-name="P21">Diagnóstico De Hardware:</text:p>
      <text:p text:style-name="P23"/>
      <text:p text:style-name="P23"/>
      <text:p text:style-name="P1"><text:span text:style-name="T6">Diagnostico USB: </text:span><text:span text:style-name="T5">ao ser executado ele mostra os dispositivos usb conectados e <text:s/>o seu modelo.</text:span></text:p>
      <text:p text:style-name="P25"/>
      <text:p text:style-name="P25"/>
      <text:p text:style-name="P1"><text:span text:style-name="T6">Diagnostico PCI:</text:span><text:span text:style-name="T5"> ao ser executado ele mostra os PCI conectados.</text:span></text:p>
      <text:p text:style-name="P25"/>
      <text:p text:style-name="P25"/>
      <text:p text:style-name="P1"><text:span text:style-name="T6">Diagnostico Da CPU: </text:span><text:span text:style-name="T5">ao ser executado dentro do menu diagnostico, mostra informações sobre o nome modelo, vendedor e o tamanho do cache.</text:span></text:p>
      <text:p text:style-name="P25"/>
      <text:p text:style-name="P25"><text:soft-page-break/></text:p>
      <text:p text:style-name="P1"><text:span text:style-name="T6">Diagnostico de memoria Ram: </text:span><text:span text:style-name="T5">tem informações sobre o total de memória e a quantidade de memória que esta disponivel.</text:span></text:p>
      <text:p text:style-name="P25"/>
      <text:p text:style-name="P25"/>
      <text:p text:style-name="P1"><text:span text:style-name="T6">Diagnostico do HD: </text:span><text:span text:style-name="T5">mostra informações de tamanho, o quanto de hd que esta utilizando, os sistemas de uso.</text:span></text:p>
      <text:p text:style-name="P25"/>
      <text:p text:style-name="P25"/>
      <text:p text:style-name="P1"><text:span text:style-name="T6">Diagnostico da placa mãe:</text:span><text:span text:style-name="T5"> tem informações sobre a descrição do produto, </text:span></text:p>
      <text:p text:style-name="P11">o fabricante, versao, serial, largura e a capacidade suportada.</text:p>
      <text:p text:style-name="P23"/>
      <text:p text:style-name="P13"/>
      <text:p text:style-name="P13"/>
      <text:p text:style-name="P13"/>
      <text:p text:style-name="P16">7.Conclusão</text:p>
      <text:p text:style-name="P23"/>
      <text:p text:style-name="P23"/>
      <text:p text:style-name="P1"><text:span text:style-name="T10"><text:s text:c="4"/></text:span><text:span text:style-name="T11">Takewic Fast Tester, resumisse em um programa executável, capaz de auxiliar seu usuario, disponibilizando diversos testes, com o principal objetivo de informar, diagnosticar, medir a capacidade, e velocidade dos hardwares.</text:span></text:p>
      <text:p text:style-name="P27"/>
      <text:p text:style-name="P1"><text:span text:style-name="T11"><text:tab/>Ele recebe o nome de Takewic em homenagem aos seus desenvolvedores: Vitor </text:span><text:span text:style-name="T13">Ta</text:span><text:span text:style-name="T11">boni, </text:span><text:span text:style-name="T13">Ke</text:span><text:span text:style-name="T11">vin Benevides, </text:span><text:span text:style-name="T13">Wi</text:span><text:span text:style-name="T11">llian Pilar e </text:span><text:span text:style-name="T13">C</text:span><text:span text:style-name="T11">arlos Magno.</text:span></text:p>
      <text:p text:style-name="P31"/>
      <text:p text:style-name="P1"><text:span text:style-name="T10"><text:tab/></text:span><text:span text:style-name="T11">Desde seu início, o programa passou por diversas alterações, até se adaptar a versão atual, a qual está pronto para executar mais do que lhe foi proposto. </text:span></text:p>
      <text:p text:style-name="P25"/>
      <text:p text:style-name="P25"/>
      <text:p text:style-name="P27"><text:s text:c="5"/>Ele foi desenvolvido para ser executado tanto no terminal com a ajuda da tecnologia do "dialog", quanto no website com a tecnologia "apache".</text:p>
      <text:p text:style-name="P25"/>
      <text:p text:style-name="P25"/>
      <text:p text:style-name="P27"><text:s text:c="5"/>Portanto para executar corretamente o programa leia o manual quantas vezes achar necessário. Ao entrar no site descubra suas <text:soft-page-break/>informações para saber a capacidade do computador e seus componentes.</text:p>
      <text:p text:style-name="P27"/>
      <text:p text:style-name="P1"><text:span text:style-name="T11">Qualquer dúvida ou informações entre em contato conosco: </text:span><text:span text:style-name="T6">Email: "takewick@gmail.com" <text:s/></text:span></text:p>
      <text:p text:style-name="P2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Times New Roman" svg:font-family="'Times New Roman'"/>
    <style:font-face style:name="Arial1" svg:font-family="Arial" style:font-family-generic="swis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07:45:58.267295250</dc:date>
    <meta:editing-duration>PT4M56S</meta:editing-duration>
    <meta:editing-cycles>2</meta:editing-cycles>
    <meta:generator>LibreOffice/5.1.6.2$Linux_X86_64 LibreOffice_project/10m0$Build-2</meta:generator>
    <meta:document-statistic meta:table-count="0" meta:image-count="0" meta:object-count="1" meta:page-count="10" meta:paragraph-count="140" meta:word-count="1196" meta:character-count="7942" meta:non-whitespace-character-count="6107"/>
  </office:meta>
</office:document-meta>
</file>